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gradient-name="Tango_20_Red" draw:gradient-step-count="0" draw:textarea-horizontal-align="justify" draw:textarea-vertical-align="middle" draw:auto-grow-height="false" fo:min-height="0.174cm" fo:min-width="0.136cm" fo:padding-top="0.142cm" fo:padding-bottom="0.142cm" fo:padding-left="0.267cm" fo:padding-right="0.267cm"/>
    </style:style>
    <style:style style:name="gr2" style:family="graphic" style:parent-style-name="standard">
      <style:graphic-properties svg:stroke-width="0.028cm" svg:stroke-color="#000000" draw:marker-start-width="0.242cm" draw:marker-end-width="0.242cm" draw:fill="gradient" draw:fill-gradient-name="Gradient_20_266" draw:gradient-step-count="0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="gradient" draw:fill-gradient-name="Gradient_20_268" draw:gradient-step-count="64" draw:textarea-horizontal-align="justify" draw:textarea-vertical-align="middle" draw:auto-grow-height="false" fo:min-height="0.099cm" fo:min-width="0cm" fo:padding-top="0.139cm" fo:padding-bottom="0.139cm" fo:padding-left="0.264cm" fo:padding-right="0.264cm" draw:shadow="hidden"/>
    </style:style>
    <style:style style:name="P1" style:family="paragraph">
      <loext:graphic-properties draw:fill="gradient" draw:fill-gradient-name="Tango_20_Red" draw:gradient-step-count="0"/>
      <style:paragraph-properties fo:text-align="center"/>
    </style:style>
    <style:style style:name="P2" style:family="paragraph">
      <loext:graphic-properties draw:fill="gradient" draw:fill-gradient-name="Gradient_20_266" draw:gradient-step-count="0"/>
      <style:paragraph-properties fo:text-align="center"/>
    </style:style>
    <style:style style:name="P3" style:family="paragraph">
      <loext:graphic-properties draw:fill="gradient" draw:fill-gradient-name="Gradient_20_268" draw:gradient-step-count="64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draw:transform="rotate (-3.14159265358979) translate (1.435cm 1.435cm)">
          <text:p/>
          <draw:enhanced-geometry svg:viewBox="0 0 21600 21600" draw:glue-points="?f0 0 ?f1 10800 0 21600 10800 21600 21600 21600 ?f7 10800" draw:text-areas="?f1 10800 ?f2 18000 ?f3 7200 ?f4 21600" draw:type="isosceles-triangle" draw:modifiers="10773.0224812656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0.5cm" svg:height="0.8cm" draw:transform="rotate (-1.5707963267949) translate (1.003cm 0.457cm)">
          <text:p/>
          <draw:enhanced-geometry svg:viewBox="0 0 88 21600" draw:glue-points="44 ?f6 44 0 0 10800 44 21600 88 10800" draw:text-areas="0 ?f6 88 ?f3" draw:type="can" draw:modifiers="9977.5280898876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3" draw:layer="layout" svg:width="0.3cm" svg:height="0.66cm" draw:transform="rotate (-1.5707963267949) translate (1.485cm 0.551cm)">
          <text:p/>
          <draw:enhanced-geometry svg:viewBox="0 0 88 21600" draw:glue-points="44 ?f6 44 0 0 10800 44 21600 88 10800" draw:text-areas="0 ?f6 88 ?f3" draw:type="can" draw:modifiers="6180.2575107296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84" draw:display-name="Gradient 184" draw:style="linear" draw:start-color="#fce94f" draw:end-color="#c4a000" draw:start-intensity="100%" draw:end-intensity="100%" draw:angle="940" draw:border="0%"/>
    <draw:gradient draw:name="Gradient_20_185" draw:display-name="Gradient 185" draw:style="linear" draw:start-color="#fce94f" draw:end-color="#c4a000" draw:start-intensity="100%" draw:end-intensity="100%" draw:angle="950" draw:border="0%"/>
    <draw:gradient draw:name="Gradient_20_186" draw:display-name="Gradient 186" draw:style="linear" draw:start-color="#fce94f" draw:end-color="#c4a000" draw:start-intensity="100%" draw:end-intensity="100%" draw:angle="960" draw:border="0%"/>
    <draw:gradient draw:name="Gradient_20_187" draw:display-name="Gradient 187" draw:style="linear" draw:start-color="#fce94f" draw:end-color="#c4a000" draw:start-intensity="100%" draw:end-intensity="100%" draw:angle="970" draw:border="0%"/>
    <draw:gradient draw:name="Gradient_20_188" draw:display-name="Gradient 188" draw:style="linear" draw:start-color="#fce94f" draw:end-color="#c4a000" draw:start-intensity="100%" draw:end-intensity="100%" draw:angle="980" draw:border="0%"/>
    <draw:gradient draw:name="Gradient_20_189" draw:display-name="Gradient 189" draw:style="linear" draw:start-color="#fce94f" draw:end-color="#c4a000" draw:start-intensity="100%" draw:end-intensity="100%" draw:angle="990" draw:border="0%"/>
    <draw:gradient draw:name="Gradient_20_190" draw:display-name="Gradient 190" draw:style="linear" draw:start-color="#fce94f" draw:end-color="#c4a000" draw:start-intensity="100%" draw:end-intensity="100%" draw:angle="1000" draw:border="0%"/>
    <draw:gradient draw:name="Gradient_20_191" draw:display-name="Gradient 191" draw:style="linear" draw:start-color="#fce94f" draw:end-color="#c4a000" draw:start-intensity="100%" draw:end-intensity="100%" draw:angle="1010" draw:border="0%"/>
    <draw:gradient draw:name="Gradient_20_192" draw:display-name="Gradient 192" draw:style="linear" draw:start-color="#fce94f" draw:end-color="#c4a000" draw:start-intensity="100%" draw:end-intensity="100%" draw:angle="1020" draw:border="0%"/>
    <draw:gradient draw:name="Gradient_20_193" draw:display-name="Gradient 193" draw:style="linear" draw:start-color="#fce94f" draw:end-color="#c4a000" draw:start-intensity="100%" draw:end-intensity="100%" draw:angle="1030" draw:border="0%"/>
    <draw:gradient draw:name="Gradient_20_194" draw:display-name="Gradient 194" draw:style="linear" draw:start-color="#fce94f" draw:end-color="#c4a000" draw:start-intensity="100%" draw:end-intensity="100%" draw:angle="1040" draw:border="0%"/>
    <draw:gradient draw:name="Gradient_20_195" draw:display-name="Gradient 195" draw:style="linear" draw:start-color="#fce94f" draw:end-color="#c4a000" draw:start-intensity="100%" draw:end-intensity="100%" draw:angle="1050" draw:border="0%"/>
    <draw:gradient draw:name="Gradient_20_196" draw:display-name="Gradient 196" draw:style="linear" draw:start-color="#fce94f" draw:end-color="#c4a000" draw:start-intensity="100%" draw:end-intensity="100%" draw:angle="1060" draw:border="0%"/>
    <draw:gradient draw:name="Gradient_20_197" draw:display-name="Gradient 197" draw:style="linear" draw:start-color="#fce94f" draw:end-color="#c4a000" draw:start-intensity="100%" draw:end-intensity="100%" draw:angle="1070" draw:border="0%"/>
    <draw:gradient draw:name="Gradient_20_198" draw:display-name="Gradient 198" draw:style="linear" draw:start-color="#fce94f" draw:end-color="#c4a000" draw:start-intensity="100%" draw:end-intensity="100%" draw:angle="1080" draw:border="0%"/>
    <draw:gradient draw:name="Gradient_20_199" draw:display-name="Gradient 199" draw:style="linear" draw:start-color="#fce94f" draw:end-color="#c4a000" draw:start-intensity="100%" draw:end-intensity="100%" draw:angle="1090" draw:border="0%"/>
    <draw:gradient draw:name="Gradient_20_200" draw:display-name="Gradient 200" draw:style="linear" draw:start-color="#fce94f" draw:end-color="#c4a000" draw:start-intensity="100%" draw:end-intensity="100%" draw:angle="1100" draw:border="0%"/>
    <draw:gradient draw:name="Gradient_20_201" draw:display-name="Gradient 201" draw:style="linear" draw:start-color="#fce94f" draw:end-color="#c4a000" draw:start-intensity="100%" draw:end-intensity="100%" draw:angle="1110" draw:border="0%"/>
    <draw:gradient draw:name="Gradient_20_202" draw:display-name="Gradient 202" draw:style="linear" draw:start-color="#fce94f" draw:end-color="#c4a000" draw:start-intensity="100%" draw:end-intensity="100%" draw:angle="1120" draw:border="0%"/>
    <draw:gradient draw:name="Gradient_20_203" draw:display-name="Gradient 203" draw:style="linear" draw:start-color="#fce94f" draw:end-color="#c4a000" draw:start-intensity="100%" draw:end-intensity="100%" draw:angle="1130" draw:border="0%"/>
    <draw:gradient draw:name="Gradient_20_204" draw:display-name="Gradient 204" draw:style="linear" draw:start-color="#fce94f" draw:end-color="#c4a000" draw:start-intensity="100%" draw:end-intensity="100%" draw:angle="0" draw:border="0%"/>
    <draw:gradient draw:name="Gradient_20_205" draw:display-name="Gradient 205" draw:style="linear" draw:start-color="#ffffff" draw:end-color="#555753" draw:start-intensity="100%" draw:end-intensity="100%" draw:angle="300" draw:border="0%"/>
    <draw:gradient draw:name="Gradient_20_206" draw:display-name="Gradient 206" draw:style="linear" draw:start-color="#ffffff" draw:end-color="#555753" draw:start-intensity="100%" draw:end-intensity="100%" draw:angle="300" draw:border="0%"/>
    <draw:gradient draw:name="Gradient_20_207" draw:display-name="Gradient 207" draw:style="linear" draw:start-color="#ffffff" draw:end-color="#555753" draw:start-intensity="100%" draw:end-intensity="100%" draw:angle="290" draw:border="0%"/>
    <draw:gradient draw:name="Gradient_20_208" draw:display-name="Gradient 208" draw:style="linear" draw:start-color="#ffffff" draw:end-color="#555753" draw:start-intensity="100%" draw:end-intensity="100%" draw:angle="280" draw:border="0%"/>
    <draw:gradient draw:name="Gradient_20_209" draw:display-name="Gradient 209" draw:style="linear" draw:start-color="#ffffff" draw:end-color="#555753" draw:start-intensity="100%" draw:end-intensity="100%" draw:angle="270" draw:border="0%"/>
    <draw:gradient draw:name="Gradient_20_210" draw:display-name="Gradient 210" draw:style="linear" draw:start-color="#ffffff" draw:end-color="#555753" draw:start-intensity="100%" draw:end-intensity="100%" draw:angle="260" draw:border="0%"/>
    <draw:gradient draw:name="Gradient_20_211" draw:display-name="Gradient 211" draw:style="linear" draw:start-color="#ffffff" draw:end-color="#555753" draw:start-intensity="100%" draw:end-intensity="100%" draw:angle="250" draw:border="0%"/>
    <draw:gradient draw:name="Gradient_20_212" draw:display-name="Gradient 212" draw:style="linear" draw:start-color="#ffffff" draw:end-color="#555753" draw:start-intensity="100%" draw:end-intensity="100%" draw:angle="240" draw:border="0%"/>
    <draw:gradient draw:name="Gradient_20_213" draw:display-name="Gradient 213" draw:style="linear" draw:start-color="#ffffff" draw:end-color="#555753" draw:start-intensity="100%" draw:end-intensity="100%" draw:angle="230" draw:border="0%"/>
    <draw:gradient draw:name="Gradient_20_214" draw:display-name="Gradient 214" draw:style="linear" draw:start-color="#ffffff" draw:end-color="#555753" draw:start-intensity="100%" draw:end-intensity="100%" draw:angle="220" draw:border="0%"/>
    <draw:gradient draw:name="Gradient_20_215" draw:display-name="Gradient 215" draw:style="linear" draw:start-color="#ffffff" draw:end-color="#555753" draw:start-intensity="100%" draw:end-intensity="100%" draw:angle="210" draw:border="0%"/>
    <draw:gradient draw:name="Gradient_20_216" draw:display-name="Gradient 216" draw:style="linear" draw:start-color="#ffffff" draw:end-color="#555753" draw:start-intensity="100%" draw:end-intensity="100%" draw:angle="200" draw:border="0%"/>
    <draw:gradient draw:name="Gradient_20_217" draw:display-name="Gradient 217" draw:style="linear" draw:start-color="#ffffff" draw:end-color="#555753" draw:start-intensity="100%" draw:end-intensity="100%" draw:angle="190" draw:border="0%"/>
    <draw:gradient draw:name="Gradient_20_218" draw:display-name="Gradient 218" draw:style="linear" draw:start-color="#ffffff" draw:end-color="#555753" draw:start-intensity="100%" draw:end-intensity="100%" draw:angle="180" draw:border="0%"/>
    <draw:gradient draw:name="Gradient_20_219" draw:display-name="Gradient 219" draw:style="linear" draw:start-color="#ffffff" draw:end-color="#555753" draw:start-intensity="100%" draw:end-intensity="100%" draw:angle="170" draw:border="0%"/>
    <draw:gradient draw:name="Gradient_20_220" draw:display-name="Gradient 220" draw:style="linear" draw:start-color="#ffffff" draw:end-color="#555753" draw:start-intensity="100%" draw:end-intensity="100%" draw:angle="160" draw:border="0%"/>
    <draw:gradient draw:name="Gradient_20_221" draw:display-name="Gradient 221" draw:style="linear" draw:start-color="#ffffff" draw:end-color="#555753" draw:start-intensity="100%" draw:end-intensity="100%" draw:angle="150" draw:border="0%"/>
    <draw:gradient draw:name="Gradient_20_222" draw:display-name="Gradient 222" draw:style="linear" draw:start-color="#ffffff" draw:end-color="#555753" draw:start-intensity="100%" draw:end-intensity="100%" draw:angle="140" draw:border="0%"/>
    <draw:gradient draw:name="Gradient_20_223" draw:display-name="Gradient 223" draw:style="linear" draw:start-color="#ffffff" draw:end-color="#555753" draw:start-intensity="100%" draw:end-intensity="100%" draw:angle="130" draw:border="0%"/>
    <draw:gradient draw:name="Gradient_20_224" draw:display-name="Gradient 224" draw:style="linear" draw:start-color="#ffffff" draw:end-color="#555753" draw:start-intensity="100%" draw:end-intensity="100%" draw:angle="120" draw:border="0%"/>
    <draw:gradient draw:name="Gradient_20_225" draw:display-name="Gradient 225" draw:style="linear" draw:start-color="#ffffff" draw:end-color="#555753" draw:start-intensity="100%" draw:end-intensity="100%" draw:angle="110" draw:border="0%"/>
    <draw:gradient draw:name="Gradient_20_226" draw:display-name="Gradient 226" draw:style="linear" draw:start-color="#ffffff" draw:end-color="#555753" draw:start-intensity="100%" draw:end-intensity="100%" draw:angle="100" draw:border="0%"/>
    <draw:gradient draw:name="Gradient_20_227" draw:display-name="Gradient 227" draw:style="linear" draw:start-color="#ffffff" draw:end-color="#555753" draw:start-intensity="100%" draw:end-intensity="100%" draw:angle="90" draw:border="0%"/>
    <draw:gradient draw:name="Gradient_20_228" draw:display-name="Gradient 228" draw:style="linear" draw:start-color="#ffffff" draw:end-color="#555753" draw:start-intensity="100%" draw:end-intensity="100%" draw:angle="80" draw:border="0%"/>
    <draw:gradient draw:name="Gradient_20_229" draw:display-name="Gradient 229" draw:style="linear" draw:start-color="#ffffff" draw:end-color="#555753" draw:start-intensity="100%" draw:end-intensity="100%" draw:angle="70" draw:border="0%"/>
    <draw:gradient draw:name="Gradient_20_230" draw:display-name="Gradient 230" draw:style="linear" draw:start-color="#ffffff" draw:end-color="#555753" draw:start-intensity="100%" draw:end-intensity="100%" draw:angle="60" draw:border="0%"/>
    <draw:gradient draw:name="Gradient_20_231" draw:display-name="Gradient 231" draw:style="linear" draw:start-color="#ffffff" draw:end-color="#555753" draw:start-intensity="100%" draw:end-intensity="100%" draw:angle="50" draw:border="0%"/>
    <draw:gradient draw:name="Gradient_20_232" draw:display-name="Gradient 232" draw:style="linear" draw:start-color="#ffffff" draw:end-color="#555753" draw:start-intensity="100%" draw:end-intensity="100%" draw:angle="40" draw:border="0%"/>
    <draw:gradient draw:name="Gradient_20_233" draw:display-name="Gradient 233" draw:style="linear" draw:start-color="#ffffff" draw:end-color="#555753" draw:start-intensity="100%" draw:end-intensity="100%" draw:angle="30" draw:border="0%"/>
    <draw:gradient draw:name="Gradient_20_234" draw:display-name="Gradient 234" draw:style="linear" draw:start-color="#ffffff" draw:end-color="#555753" draw:start-intensity="100%" draw:end-intensity="100%" draw:angle="20" draw:border="0%"/>
    <draw:gradient draw:name="Gradient_20_235" draw:display-name="Gradient 235" draw:style="linear" draw:start-color="#ffffff" draw:end-color="#555753" draw:start-intensity="100%" draw:end-intensity="100%" draw:angle="10" draw:border="0%"/>
    <draw:gradient draw:name="Gradient_20_236" draw:display-name="Gradient 236" draw:style="linear" draw:start-color="#ffffff" draw:end-color="#555753" draw:start-intensity="100%" draw:end-intensity="100%" draw:angle="0" draw:border="0%"/>
    <draw:gradient draw:name="Gradient_20_237" draw:display-name="Gradient 237" draw:style="linear" draw:start-color="#fce94f" draw:end-color="#c4a000" draw:start-intensity="100%" draw:end-intensity="100%" draw:angle="290" draw:border="0%"/>
    <draw:gradient draw:name="Gradient_20_238" draw:display-name="Gradient 238" draw:style="linear" draw:start-color="#fce94f" draw:end-color="#c4a000" draw:start-intensity="100%" draw:end-intensity="100%" draw:angle="280" draw:border="0%"/>
    <draw:gradient draw:name="Gradient_20_239" draw:display-name="Gradient 239" draw:style="linear" draw:start-color="#fce94f" draw:end-color="#c4a000" draw:start-intensity="100%" draw:end-intensity="100%" draw:angle="270" draw:border="0%"/>
    <draw:gradient draw:name="Gradient_20_240" draw:display-name="Gradient 240" draw:style="linear" draw:start-color="#fce94f" draw:end-color="#c4a000" draw:start-intensity="100%" draw:end-intensity="100%" draw:angle="260" draw:border="0%"/>
    <draw:gradient draw:name="Gradient_20_241" draw:display-name="Gradient 241" draw:style="linear" draw:start-color="#fce94f" draw:end-color="#c4a000" draw:start-intensity="100%" draw:end-intensity="100%" draw:angle="250" draw:border="0%"/>
    <draw:gradient draw:name="Gradient_20_242" draw:display-name="Gradient 242" draw:style="linear" draw:start-color="#fce94f" draw:end-color="#c4a000" draw:start-intensity="100%" draw:end-intensity="100%" draw:angle="240" draw:border="0%"/>
    <draw:gradient draw:name="Gradient_20_243" draw:display-name="Gradient 243" draw:style="linear" draw:start-color="#fce94f" draw:end-color="#c4a000" draw:start-intensity="100%" draw:end-intensity="100%" draw:angle="230" draw:border="0%"/>
    <draw:gradient draw:name="Gradient_20_244" draw:display-name="Gradient 244" draw:style="linear" draw:start-color="#fce94f" draw:end-color="#c4a000" draw:start-intensity="100%" draw:end-intensity="100%" draw:angle="220" draw:border="0%"/>
    <draw:gradient draw:name="Gradient_20_245" draw:display-name="Gradient 245" draw:style="linear" draw:start-color="#fce94f" draw:end-color="#c4a000" draw:start-intensity="100%" draw:end-intensity="100%" draw:angle="210" draw:border="0%"/>
    <draw:gradient draw:name="Gradient_20_246" draw:display-name="Gradient 246" draw:style="linear" draw:start-color="#fce94f" draw:end-color="#c4a000" draw:start-intensity="100%" draw:end-intensity="100%" draw:angle="200" draw:border="0%"/>
    <draw:gradient draw:name="Gradient_20_247" draw:display-name="Gradient 247" draw:style="linear" draw:start-color="#fce94f" draw:end-color="#c4a000" draw:start-intensity="100%" draw:end-intensity="100%" draw:angle="190" draw:border="0%"/>
    <draw:gradient draw:name="Gradient_20_248" draw:display-name="Gradient 248" draw:style="linear" draw:start-color="#fce94f" draw:end-color="#c4a000" draw:start-intensity="100%" draw:end-intensity="100%" draw:angle="180" draw:border="0%"/>
    <draw:gradient draw:name="Gradient_20_249" draw:display-name="Gradient 249" draw:style="linear" draw:start-color="#fce94f" draw:end-color="#c4a000" draw:start-intensity="100%" draw:end-intensity="100%" draw:angle="170" draw:border="0%"/>
    <draw:gradient draw:name="Gradient_20_250" draw:display-name="Gradient 250" draw:style="linear" draw:start-color="#fce94f" draw:end-color="#c4a000" draw:start-intensity="100%" draw:end-intensity="100%" draw:angle="160" draw:border="0%"/>
    <draw:gradient draw:name="Gradient_20_251" draw:display-name="Gradient 251" draw:style="linear" draw:start-color="#fce94f" draw:end-color="#c4a000" draw:start-intensity="100%" draw:end-intensity="100%" draw:angle="150" draw:border="0%"/>
    <draw:gradient draw:name="Gradient_20_252" draw:display-name="Gradient 252" draw:style="linear" draw:start-color="#fce94f" draw:end-color="#c4a000" draw:start-intensity="100%" draw:end-intensity="100%" draw:angle="140" draw:border="0%"/>
    <draw:gradient draw:name="Gradient_20_253" draw:display-name="Gradient 253" draw:style="linear" draw:start-color="#fce94f" draw:end-color="#c4a000" draw:start-intensity="100%" draw:end-intensity="100%" draw:angle="130" draw:border="0%"/>
    <draw:gradient draw:name="Gradient_20_254" draw:display-name="Gradient 254" draw:style="linear" draw:start-color="#fce94f" draw:end-color="#c4a000" draw:start-intensity="100%" draw:end-intensity="100%" draw:angle="120" draw:border="0%"/>
    <draw:gradient draw:name="Gradient_20_255" draw:display-name="Gradient 255" draw:style="linear" draw:start-color="#fce94f" draw:end-color="#c4a000" draw:start-intensity="100%" draw:end-intensity="100%" draw:angle="110" draw:border="0%"/>
    <draw:gradient draw:name="Gradient_20_256" draw:display-name="Gradient 256" draw:style="linear" draw:start-color="#fce94f" draw:end-color="#c4a000" draw:start-intensity="100%" draw:end-intensity="100%" draw:angle="100" draw:border="0%"/>
    <draw:gradient draw:name="Gradient_20_257" draw:display-name="Gradient 257" draw:style="linear" draw:start-color="#fce94f" draw:end-color="#c4a000" draw:start-intensity="100%" draw:end-intensity="100%" draw:angle="90" draw:border="0%"/>
    <draw:gradient draw:name="Gradient_20_258" draw:display-name="Gradient 258" draw:style="linear" draw:start-color="#fce94f" draw:end-color="#c4a000" draw:start-intensity="100%" draw:end-intensity="100%" draw:angle="80" draw:border="0%"/>
    <draw:gradient draw:name="Gradient_20_259" draw:display-name="Gradient 259" draw:style="linear" draw:start-color="#fce94f" draw:end-color="#c4a000" draw:start-intensity="100%" draw:end-intensity="100%" draw:angle="70" draw:border="0%"/>
    <draw:gradient draw:name="Gradient_20_260" draw:display-name="Gradient 260" draw:style="linear" draw:start-color="#fce94f" draw:end-color="#c4a000" draw:start-intensity="100%" draw:end-intensity="100%" draw:angle="60" draw:border="0%"/>
    <draw:gradient draw:name="Gradient_20_261" draw:display-name="Gradient 261" draw:style="linear" draw:start-color="#fce94f" draw:end-color="#c4a000" draw:start-intensity="100%" draw:end-intensity="100%" draw:angle="50" draw:border="0%"/>
    <draw:gradient draw:name="Gradient_20_262" draw:display-name="Gradient 262" draw:style="linear" draw:start-color="#fce94f" draw:end-color="#c4a000" draw:start-intensity="100%" draw:end-intensity="100%" draw:angle="40" draw:border="0%"/>
    <draw:gradient draw:name="Gradient_20_263" draw:display-name="Gradient 263" draw:style="linear" draw:start-color="#fce94f" draw:end-color="#c4a000" draw:start-intensity="100%" draw:end-intensity="100%" draw:angle="30" draw:border="0%"/>
    <draw:gradient draw:name="Gradient_20_264" draw:display-name="Gradient 264" draw:style="linear" draw:start-color="#fce94f" draw:end-color="#c4a000" draw:start-intensity="100%" draw:end-intensity="100%" draw:angle="20" draw:border="0%"/>
    <draw:gradient draw:name="Gradient_20_265" draw:display-name="Gradient 265" draw:style="linear" draw:start-color="#fce94f" draw:end-color="#c4a000" draw:start-intensity="100%" draw:end-intensity="100%" draw:angle="10" draw:border="0%"/>
    <draw:gradient draw:name="Gradient_20_266" draw:display-name="Gradient 266" draw:style="linear" draw:start-color="#ffff00" draw:end-color="#c4a000" draw:start-intensity="100%" draw:end-intensity="100%" draw:angle="0" draw:border="0%"/>
    <draw:gradient draw:name="Gradient_20_267" draw:display-name="Gradient 267" draw:style="linear" draw:start-color="#ffffff" draw:end-color="#939393" draw:start-intensity="100%" draw:end-intensity="100%" draw:angle="0" draw:border="0%"/>
    <draw:gradient draw:name="Gradient_20_268" draw:display-name="Gradient 268" draw:style="linear" draw:start-color="#ffffff" draw:end-color="#7f7f7f" draw:start-intensity="100%" draw:end-intensity="100%" draw:angle="0" draw:border="0%"/>
    <draw:gradient draw:name="Gradient_20_4" draw:display-name="Gradient 4" draw:style="linear" draw:start-color="#fce94f" draw:end-color="#c4a000" draw:start-intensity="100%" draw:end-intensity="80%" draw:angle="300" draw:border="0%"/>
    <draw:gradient draw:name="Tango_20_Gray" draw:display-name="Tango Gray" draw:style="linear" draw:start-color="#babdb6" draw:end-color="#555753" draw:start-intensity="100%" draw:end-intensity="100%" draw:angle="30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gradient draw:name="gradient" draw:style="linear" draw:start-color="#e8e8e8" draw:end-color="#555753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.6cm" fo:page-height="1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7T21:43:23.239024815</meta:creation-date>
    <dc:date>2018-04-21T14:36:04.932687594</dc:date>
    <meta:editing-duration>P1DT48M17S</meta:editing-duration>
    <meta:editing-cycles>68</meta:editing-cycles>
    <meta:generator>LibreOffice/6.0.3.2$Linux_X86_64 LibreOffice_project/00m0$Build-2</meta:generator>
    <meta:document-statistic meta:object-count="3"/>
  </office:meta>
</office:document-meta>
</file>